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7aa6" officeooo:paragraph-rsid="00027aa6"/>
    </style:style>
    <style:style style:name="P2" style:family="paragraph" style:parent-style-name="Standard">
      <style:text-properties officeooo:rsid="00045242" officeooo:paragraph-rsid="000452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d ta un faux go apply un negatif et faut rouver le positif</text:p>
      <text:p text:style-name="P1"/>
      <text:p text:style-name="P1"/>
      <text:p text:style-name="P2">mq a et no a =&gt; destruct un false</text:p>
      <text:p text:style-name="P2"/>
      <text:p text:style-name="P2">qd on a un negatif go intr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22:32:49.974992663</meta:creation-date>
    <dc:date>2019-12-11T22:42:30.416821396</dc:date>
    <meta:editing-duration>PT9M4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29" meta:character-count="119" meta:non-whitespace-character-count="93"/>
  </office:meta>
</office:document-meta>
</file>